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5"/>
    <style:style style:name="ce6" style:family="table-cell" style:parent-style-name="Default" style:data-style-name="N38"/>
    <style:style style:name="ce7" style:family="table-cell" style:parent-style-name="Default" style:data-style-name="N39">
      <style:table-cell-properties fo:background-color="#FFFF00"/>
    </style:style>
    <style:style style:name="ce8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378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5383333333333cm"/>
    </style:style>
    <style:style style:name="co6" style:family="table-column">
      <style:table-column-properties fo:break-before="auto" style:column-width="2.286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2.24366666666667cm"/>
    </style:style>
    <style:style style:name="co10" style:family="table-column">
      <style:table-column-properties fo:break-before="auto" style:column-width="5.05883333333333cm"/>
    </style:style>
    <style:style style:name="co11" style:family="table-column">
      <style:table-column-properties fo:break-before="auto" style:column-width="4.74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4" table:default-cell-style-name="ce1"/>
        <table:table-column table:style-name="co6" table:default-cell-style-name="ce1"/>
        <table:table-column table:style-name="co3" table:number-columns-repeated="16367" table:default-cell-style-name="ce1"/>
        <table:table-row table:style-name="ro1">
          <table:table-cell office:value-type="string" table:style-name="ce1">
            <text:p>ANALISI VERA (5 gruppi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t n(lambda) Cauchy</text:p>
          </table:table-cell>
          <table:table-cell table:style-name="ce1"/>
          <table:table-cell office:value-type="string" table:style-name="ce1">
            <text:p>er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lambda (nm)</text:p>
          </table:table-cell>
          <table:table-cell office:value-type="float" office:value="585.29999999999995" table:style-name="ce1">
            <text:p>585,3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deltalambdaru (nm)</text:p>
          </table:table-cell>
          <table:table-cell table:style-name="ce1"/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fattore fisso (m/pixel)</text:p>
          </table:table-cell>
          <table:table-cell table:style-name="ce1"/>
          <table:table-cell office:value-type="string" table:style-name="ce1">
            <text:p>distanza focale (m)</text:p>
          </table:table-cell>
          <table:table-cell table:style-name="ce1"/>
          <table:table-cell office:value-type="string" table:style-name="ce1">
            <text:p>spessore(m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.4997100000000001" table:style-name="ce1">
            <text:p>1,49971</text:p>
          </table:table-cell>
          <table:table-cell office:value-type="float" office:value="9.4056900000000004E-4" table:style-name="ce1">
            <text:p>0,000940569</text:p>
          </table:table-cell>
          <table:table-cell office:value-type="float" office:value="6.2716725233545156E-2" table:formula="of:=[.C4]/[.B4] *100" table:style-name="ce1">
            <text:p>0,062716725</text:p>
          </table:table-cell>
          <table:table-cell table:style-name="ce1"/>
          <table:table-cell office:value-type="string" table:style-name="ce1">
            <text:p>dn/dl (nm)</text:p>
          </table:table-cell>
          <table:table-cell office:value-type="float" office:value="-4.1941893159945902E-5" table:style-name="ce1">
            <text:p>-4,19419E-05</text:p>
          </table:table-cell>
          <table:table-cell office:value-type="float" office:value="2.8910608957112189E-7" table:style-name="ce1">
            <text:p>2,89106E-07</text:p>
          </table:table-cell>
          <table:table-cell office:value-type="float" office:value="0.68930147828237676" table:style-name="ce1">
            <text:p>0,689301478</text:p>
          </table:table-cell>
          <table:table-cell table:number-columns-repeated="2" table:style-name="ce1"/>
          <table:table-cell office:value-type="float" office:value="4.3527206738354397E-2" table:style-name="ce1">
            <text:p>0,043527207</text:p>
          </table:table-cell>
          <table:table-cell office:value-type="float" office:value="1.6008130739747199E-4" table:style-name="ce1">
            <text:p>0,000160081</text:p>
          </table:table-cell>
          <table:table-cell table:style-name="ce1"/>
          <table:table-cell office:value-type="float" office:value="6.8749999999999994E-6" table:formula="of:=6.875*10^-6" table:style-name="ce1">
            <text:p>0,000006875</text:p>
          </table:table-cell>
          <table:table-cell table:style-name="ce1"/>
          <table:table-cell office:value-type="float" office:value="0.25" table:formula="of:=250*10^-3" table:style-name="ce1">
            <text:p>0,25</text:p>
          </table:table-cell>
          <table:table-cell table:style-name="ce1"/>
          <table:table-cell office:value-type="float" office:value="3.4700000000000004E-3" table:formula="of:=3.47*10^-3" table:style-name="ce1">
            <text:p>0,0034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420488" table:style-name="ce1">
            <text:p>420488</text:p>
          </table:table-cell>
          <table:table-cell office:value-type="float" office:value="28984.3" table:style-name="ce1">
            <text:p>28984,3</text:p>
          </table:table-cell>
          <table:table-cell office:value-type="float" office:value="6.8930147828237667" table:formula="of:=[.C5]/[.B5] *100" table:style-name="ce1">
            <text:p>6,893014783</text:p>
          </table:table-cell>
          <table:table-cell table:style-name="ce1"/>
          <table:table-cell office:value-type="string" table:style-name="ce1">
            <text:p>n(585,3)</text:p>
          </table:table-cell>
          <table:table-cell office:value-type="float" office:value="1.5119842950332583" table:style-name="ce1">
            <text:p>1,511984295</text:p>
          </table:table-cell>
          <table:table-cell office:value-type="float" office:value="1.2651097769244327E-3" table:style-name="ce1">
            <text:p>0,00126511</text:p>
          </table:table-cell>
          <table:table-cell office:value-type="float" office:value="8.3672150635440617E-2" table:style-name="ce1">
            <text:p>0,083672151</text:p>
          </table:table-cell>
          <table:table-cell table:number-columns-repeated="2" table:style-name="ce1"/>
          <table:table-cell office:value-type="float" office:value="4.3527206738354398E-11" table:formula="of:=10^-9*[.L4]" table:style-name="ce1">
            <text:p>4,35272E-11</text:p>
          </table:table-cell>
          <table:table-cell office:value-type="float" office:value="1.6008130739747201E-13" table:formula="of:=0.000160081307397472*10^-9" table:style-name="ce1">
            <text:p>1,60081E-13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rimo gruppo</text:p>
          </table:table-cell>
          <table:table-cell table:style-name="ce1"/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office:value-type="string" table:style-name="ce1">
            <text:p>F nm/pixel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3" table:style-name="ce1"/>
          <table:table-cell office:value-type="string" table:style-name="ce1">
            <text:p>err rel</text:p>
          </table:table-cell>
          <table:table-cell table:style-name="ce1"/>
          <table:table-cell office:value-type="string" table:style-name="ce1">
            <text:p>Risol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64.154" table:style-name="ce2">
            <text:p>364,154</text:p>
          </table:table-cell>
          <table:table-cell office:value-type="float" office:value="0.76712199999999997" table:style-name="ce1">
            <text:p>0,767122</text:p>
          </table:table-cell>
          <table:table-cell office:value-type="float" office:value="2.1065867737275986E-3" table:formula="of:=[.C9]/[.B9]" table:style-name="ce1">
            <text:p>0,002106587</text:p>
          </table:table-cell>
          <table:table-cell office:value-type="float" office:value="1.1952966804800826E-4" table:formula="of:=[.$L$4]/[.B9]" table:style-name="ce1">
            <text:p>0,00011953</text:p>
          </table:table-cell>
          <table:table-cell office:value-type="float" office:value="5.0660566296726202E-7" table:formula="of:=[.E9]*SQRT(([.$M$4]/[.$L$4])^2+([.C9]/[.B9])^2)" table:style-name="ce1">
            <text:p>5,06606E-07</text:p>
          </table:table-cell>
          <table:table-cell office:value-type="float" office:value="4.2383256913571228E-3" table:formula="of:=[.F9]/[.E9]" table:style-name="ce1">
            <text:p>0,00423832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9]*[.B9]" table:style-name="ce1">
            <text:p>0,043527207</text:p>
          </table:table-cell>
          <table:table-cell office:value-type="float" office:value="1.8892018642742436E-4" table:formula="of:=[.I9]*SQRT(([.F9]/[.E9]))^2+([.C9]/[.B9])^2" table:style-name="ce1">
            <text:p>0,00018892</text:p>
          </table:table-cell>
          <table:table-cell office:value-type="float" office:value="4.3402781980254115E-3" table:formula="of:=[.J9]/[.I9]" table:style-name="ce1">
            <text:p>0,00434027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101.828" table:style-name="ce3">
            <text:p>101,8280</text:p>
          </table:table-cell>
          <table:table-cell office:value-type="float" office:value="1.6436999999999999" table:style-name="ce1">
            <text:p>1,6437</text:p>
          </table:table-cell>
          <table:table-cell office:value-type="float" office:value="1.6141925600031425E-2" table:formula="of:=[.C10]/[.B10]" table:style-name="ce1">
            <text:p>0,016141926</text:p>
          </table:table-cell>
          <table:table-cell office:value-type="float" office:value="1.19529668048008E-4" table:style-name="ce1">
            <text:p>0,00011953</text:p>
          </table:table-cell>
          <table:table-cell office:value-type="float" office:value="1.978883811205306E-6" table:formula="of:=[.E10]*SQRT(([.$M$4]/[.$L$4])^2+([.C10]/[.B10])^2)" table:style-name="ce1">
            <text:p>1,97888E-06</text:p>
          </table:table-cell>
          <table:table-cell office:value-type="float" office:value="1.6555586939390691E-2" table:formula="of:=[.F10]/[.E10]" table:style-name="ce1">
            <text:p>0,016555587</text:p>
          </table:table-cell>
          <table:table-cell office:value-type="string" table:style-name="ce1">
            <text:p>FWHM(nm)</text:p>
          </table:table-cell>
          <table:table-cell office:value-type="float" office:value="1.2171467037992559E-2" table:formula="of:=[.E10]*[.B10]" table:style-name="ce1">
            <text:p>0,012171467</text:p>
          </table:table-cell>
          <table:table-cell office:value-type="float" office:value="4.6206754280436377E-4" table:formula="of:=[.I10]*SQRT(([.F10]/[.E10]))^2+([.C10]/[.B10])^2" table:style-name="ce1">
            <text:p>0,000462068</text:p>
          </table:table-cell>
          <table:table-cell office:value-type="float" office:value="3.7963175791549661E-2" table:formula="of:=[.J10]/[.I10]" table:style-name="ce1">
            <text:p>0,037963176</text:p>
          </table:table-cell>
          <table:table-cell table:style-name="ce1"/>
          <table:table-cell office:value-type="float" office:value="48087.876192164716" table:formula="of:=[.$G$3]/[.I10]" table:style-name="ce1">
            <text:p>48087,87619</text:p>
          </table:table-cell>
          <table:table-cell office:value-type="float" office:value="1825.5684973254249" table:formula="of:=[.M10]*[.K10]" table:style-name="ce1">
            <text:p>1825,568497</text:p>
          </table:table-cell>
          <table:table-cell office:value-type="float" office:value="3.7963175791549661E-2" table:formula="of:=[.N10]/[.M10]" table:style-name="ce1">
            <text:p>0,037963176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cond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72.80799999999999" table:style-name="ce1">
            <text:p>272,808</text:p>
          </table:table-cell>
          <table:table-cell office:value-type="float" office:value="0.55959000000000003" table:style-name="ce1">
            <text:p>0,55959</text:p>
          </table:table-cell>
          <table:table-cell office:value-type="float" office:value="2.0512228380399405E-3" table:formula="of:=[.C13]/[.B13]" table:style-name="ce1">
            <text:p>0,002051223</text:p>
          </table:table-cell>
          <table:table-cell office:value-type="float" office:value="1.5955253049160727E-4" table:formula="of:=[.$L$4]/[.B13]" table:style-name="ce1">
            <text:p>0,000159553</text:p>
          </table:table-cell>
          <table:table-cell office:value-type="float" office:value="6.7188879586369238E-7" table:formula="of:=[.E13]*SQRT(([.$M$4]/[.$L$4])^2+([.C13]/[.B13])^2)" table:style-name="ce1">
            <text:p>6,71889E-07</text:p>
          </table:table-cell>
          <table:table-cell office:value-type="float" office:value="4.2110820417168805E-3" table:formula="of:=[.F13]/[.E13]" table:style-name="ce1">
            <text:p>0,004211082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13]*[.B13]" table:style-name="ce1">
            <text:p>0,043527207</text:p>
          </table:table-cell>
          <table:table-cell office:value-type="float" office:value="1.8750415375327878E-4" table:formula="of:=[.I13]*SQRT(([.F13]/[.E13]))^2+([.C13]/[.B13])^2" table:style-name="ce1">
            <text:p>0,000187504</text:p>
          </table:table-cell>
          <table:table-cell office:value-type="float" office:value="4.3077460697255763E-3" table:formula="of:=[.J13]/[.I13]" table:style-name="ce1">
            <text:p>0,00430774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72.735900000000001" table:style-name="ce3">
            <text:p>72,7359</text:p>
          </table:table-cell>
          <table:table-cell office:value-type="float" office:value="0.97882000000000002" table:style-name="ce1">
            <text:p>0,97882</text:p>
          </table:table-cell>
          <table:table-cell office:value-type="float" office:value="1.345717864218357E-2" table:formula="of:=[.C14]/[.B14]" table:style-name="ce1">
            <text:p>0,013457179</text:p>
          </table:table-cell>
          <table:table-cell office:value-type="float" office:value="1.5955253049160727E-4" table:style-name="ce1">
            <text:p>0,000159553</text:p>
          </table:table-cell>
          <table:table-cell office:value-type="float" office:value="2.2258656177332348E-6" table:formula="of:=[.E14]*SQRT(([.$M$4]/[.$L$4])^2+([.C14]/[.B14])^2)" table:style-name="ce1">
            <text:p>2,22587E-06</text:p>
          </table:table-cell>
          <table:table-cell office:value-type="float" office:value="1.3950675748450877E-2" table:formula="of:=[.F14]/[.E14]" table:style-name="ce1">
            <text:p>0,013950676</text:p>
          </table:table-cell>
          <table:table-cell office:value-type="string" table:style-name="ce1">
            <text:p>FWHM(nm)</text:p>
          </table:table-cell>
          <table:table-cell office:value-type="float" office:value="1.1605196902584498E-2" table:formula="of:=[.E14]*[.B14]" table:style-name="ce1">
            <text:p>0,011605197</text:p>
          </table:table-cell>
          <table:table-cell office:value-type="float" office:value="3.4299599599252442E-4" table:formula="of:=[.I14]*SQRT(([.F14]/[.E14]))^2+([.C14]/[.B14])^2" table:style-name="ce1">
            <text:p>0,000342996</text:p>
          </table:table-cell>
          <table:table-cell office:value-type="float" office:value="2.9555379272896146E-2" table:formula="of:=[.J14]/[.I14]" table:style-name="ce1">
            <text:p>0,029555379</text:p>
          </table:table-cell>
          <table:table-cell table:style-name="ce1"/>
          <table:table-cell office:value-type="float" office:value="50434.301538619526" table:formula="of:=[.$G$3]/[.I14]" table:style-name="ce1">
            <text:p>50434,30154</text:p>
          </table:table-cell>
          <table:table-cell office:value-type="float" office:value="1490.6049103375099" table:formula="of:=[.M14]*[.K14]" table:style-name="ce1">
            <text:p>1490,60491</text:p>
          </table:table-cell>
          <table:table-cell office:value-type="float" office:value="2.955537927289615E-2" table:formula="of:=[.N14]/[.M14]" table:style-name="ce1">
            <text:p>0,029555379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rz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30.143" table:style-name="ce1">
            <text:p>230,143</text:p>
          </table:table-cell>
          <table:table-cell office:value-type="float" office:value="0.44977299999999998" table:style-name="ce1">
            <text:p>0,449773</text:p>
          </table:table-cell>
          <table:table-cell office:value-type="float" office:value="1.9543197055743602E-3" table:formula="of:=[.C17]/[.B17]" table:style-name="ce1">
            <text:p>0,00195432</text:p>
          </table:table-cell>
          <table:table-cell office:value-type="float" office:value="1.8913113472212667E-4" table:formula="of:=[.$L$4]/[.B17]" table:style-name="ce1">
            <text:p>0,000189131</text:p>
          </table:table-cell>
          <table:table-cell office:value-type="float" office:value="7.8768207183907927E-7" table:formula="of:=[.E17]*SQRT(([.$M$4]/[.$L$4])^2+([.C17]/[.B17])^2)" table:style-name="ce1">
            <text:p>7,87682E-07</text:p>
          </table:table-cell>
          <table:table-cell office:value-type="float" office:value="4.1647403691430791E-3" table:formula="of:=[.F17]/[.E17]" table:style-name="ce1">
            <text:p>0,00416474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17]*[.B17]" table:style-name="ce1">
            <text:p>0,043527207</text:p>
          </table:table-cell>
          <table:table-cell office:value-type="float" office:value="1.8509888057085746E-4" table:formula="of:=[.I17]*SQRT(([.F17]/[.E17]))^2+([.C17]/[.B17])^2" table:style-name="ce1">
            <text:p>0,000185099</text:p>
          </table:table-cell>
          <table:table-cell office:value-type="float" office:value="4.2524869947088949E-3" table:formula="of:=[.J17]/[.I17]" table:style-name="ce1">
            <text:p>0,00425248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62.583399999999997" table:style-name="ce3">
            <text:p>62,5834</text:p>
          </table:table-cell>
          <table:table-cell office:value-type="float" office:value="0.74489700000000003" table:style-name="ce1">
            <text:p>0,744897</text:p>
          </table:table-cell>
          <table:table-cell office:value-type="float" office:value="1.1902469344906158E-2" table:formula="of:=[.C18]/[.B18]" table:style-name="ce1">
            <text:p>0,011902469</text:p>
          </table:table-cell>
          <table:table-cell office:value-type="float" office:value="1.8913113472212667E-4" table:style-name="ce1">
            <text:p>0,000189131</text:p>
          </table:table-cell>
          <table:table-cell office:value-type="float" office:value="2.3561403341174421E-6" table:formula="of:=[.E18]*SQRT(([.$M$4]/[.$L$4])^2+([.C18]/[.B18])^2)" table:style-name="ce1">
            <text:p>2,35614E-06</text:p>
          </table:table-cell>
          <table:table-cell office:value-type="float" office:value="1.2457707386883217E-2" table:formula="of:=[.F18]/[.E18]" table:style-name="ce1">
            <text:p>0,012457707</text:p>
          </table:table-cell>
          <table:table-cell office:value-type="string" table:style-name="ce1">
            <text:p>FWHM(nm)</text:p>
          </table:table-cell>
          <table:table-cell office:value-type="float" office:value="1.1836469456768741E-2" table:formula="of:=[.E18]*[.B18]" table:style-name="ce1">
            <text:p>0,011836469</text:p>
          </table:table-cell>
          <table:table-cell office:value-type="float" office:value="2.8912404949263637E-4" table:formula="of:=[.I18]*SQRT(([.F18]/[.E18]))^2+([.C18]/[.B18])^2" table:style-name="ce1">
            <text:p>0,000289124</text:p>
          </table:table-cell>
          <table:table-cell office:value-type="float" office:value="2.4426544633822326E-2" table:formula="of:=[.J18]/[.I18]" table:style-name="ce1">
            <text:p>0,024426545</text:p>
          </table:table-cell>
          <table:table-cell table:style-name="ce1"/>
          <table:table-cell office:value-type="float" office:value="49448.866669046605" table:formula="of:=[.$G$3]/[.I18]" table:style-name="ce1">
            <text:p>49448,86667</text:p>
          </table:table-cell>
          <table:table-cell office:value-type="float" office:value="1207.8649487833961" table:formula="of:=[.M18]*[.K18]" table:style-name="ce1">
            <text:p>1207,864949</text:p>
          </table:table-cell>
          <table:table-cell office:value-type="float" office:value="2.4426544633822329E-2" table:formula="of:=[.N18]/[.M18]" table:style-name="ce1">
            <text:p>0,024426545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uar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02.179" table:style-name="ce1">
            <text:p>202,179</text:p>
          </table:table-cell>
          <table:table-cell office:value-type="float" office:value="0.39236599999999999" table:style-name="ce1">
            <text:p>0,392366</text:p>
          </table:table-cell>
          <table:table-cell office:value-type="float" office:value="1.940686223593944E-3" table:formula="of:=[.C21]/[.B21]" table:style-name="ce1">
            <text:p>0,001940686</text:p>
          </table:table-cell>
          <table:table-cell office:value-type="float" office:value="2.1529044430111137E-4" table:formula="of:=[.$L$4]/[.B21]" table:style-name="ce1">
            <text:p>0,00021529</text:p>
          </table:table-cell>
          <table:table-cell office:value-type="float" office:value="8.9525522269162253E-7" table:formula="of:=[.E21]*SQRT(([.$M$4]/[.$L$4])^2+([.C21]/[.B21])^2)" table:style-name="ce1">
            <text:p>8,95255E-07</text:p>
          </table:table-cell>
          <table:table-cell office:value-type="float" office:value="4.1583602356242665E-3" table:formula="of:=[.F21]/[.E21]" table:style-name="ce1">
            <text:p>0,0041583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21]*[.B21]" table:style-name="ce1">
            <text:p>0,043527207</text:p>
          </table:table-cell>
          <table:table-cell office:value-type="float" office:value="1.8476806868701683E-4" table:formula="of:=[.I21]*SQRT(([.F21]/[.E21]))^2+([.C21]/[.B21])^2" table:style-name="ce1">
            <text:p>0,000184768</text:p>
          </table:table-cell>
          <table:table-cell office:value-type="float" office:value="4.2448868772506539E-3" table:formula="of:=[.J21]/[.I21]" table:style-name="ce1">
            <text:p>0,00424488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2.964300000000001" table:style-name="ce3">
            <text:p>52,9643</text:p>
          </table:table-cell>
          <table:table-cell office:value-type="float" office:value="0.75465899999999997" table:style-name="ce1">
            <text:p>0,754659</text:p>
          </table:table-cell>
          <table:table-cell office:value-type="float" office:value="1.424844659515938E-2" table:formula="of:=[.C22]/[.B22]" table:style-name="ce1">
            <text:p>0,014248447</text:p>
          </table:table-cell>
          <table:table-cell office:value-type="float" office:value="2.1529044430111137E-4" table:style-name="ce1">
            <text:p>0,00021529</text:p>
          </table:table-cell>
          <table:table-cell office:value-type="float" office:value="3.1680918074778026E-6" table:formula="of:=[.E22]*SQRT(([.$M$4]/[.$L$4])^2+([.C22]/[.B22])^2)" table:style-name="ce1">
            <text:p>3,16809E-06</text:p>
          </table:table-cell>
          <table:table-cell office:value-type="float" office:value="1.4715431601073845E-2" table:formula="of:=[.F22]/[.E22]" table:style-name="ce1">
            <text:p>0,014715432</text:p>
          </table:table-cell>
          <table:table-cell office:value-type="string" table:style-name="ce1">
            <text:p>FWHM(nm)</text:p>
          </table:table-cell>
          <table:table-cell office:value-type="float" office:value="1.1402707679097353E-2" table:formula="of:=[.E22]*[.B22]" table:style-name="ce1">
            <text:p>0,011402708</text:p>
          </table:table-cell>
          <table:table-cell office:value-type="float" office:value="3.7081399529390545E-4" table:formula="of:=[.I22]*SQRT(([.F22]/[.E22]))^2+([.C22]/[.B22])^2" table:style-name="ce1">
            <text:p>0,000370814</text:p>
          </table:table-cell>
          <table:table-cell office:value-type="float" office:value="3.2519819478811662E-2" table:formula="of:=[.J22]/[.I22]" table:style-name="ce1">
            <text:p>0,032519819</text:p>
          </table:table-cell>
          <table:table-cell table:style-name="ce1"/>
          <table:table-cell office:value-type="float" office:value="51329.913602269313" table:formula="of:=[.$G$3]/[.I22]" table:style-name="ce1">
            <text:p>51329,9136</text:p>
          </table:table-cell>
          <table:table-cell office:value-type="float" office:value="1669.2395242087973" table:formula="of:=[.M22]*[.K22]" table:style-name="ce1">
            <text:p>1669,239524</text:p>
          </table:table-cell>
          <table:table-cell office:value-type="float" office:value="3.2519819478811662E-2" table:formula="of:=[.N22]/[.M22]" table:style-name="ce1">
            <text:p>0,032519819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uin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80.31700000000001" table:style-name="ce1">
            <text:p>180,317</text:p>
          </table:table-cell>
          <table:table-cell office:value-type="float" office:value="0.39311600000000002" table:style-name="ce1">
            <text:p>0,393116</text:p>
          </table:table-cell>
          <table:table-cell office:value-type="float" office:value="2.1801383119728034E-3" table:formula="of:=[.C25]/[.B25]" table:style-name="ce1">
            <text:p>0,002180138</text:p>
          </table:table-cell>
          <table:table-cell office:value-type="float" office:value="2.4139269585426995E-4" table:formula="of:=[.$L$4]/[.B25]" table:style-name="ce1">
            <text:p>0,000241393</text:p>
          </table:table-cell>
          <table:table-cell office:value-type="float" office:value="1.0320405846943511E-6" table:formula="of:=[.E25]*SQRT(([.$M$4]/[.$L$4])^2+([.C25]/[.B25])^2)" table:style-name="ce1">
            <text:p>1,03204E-06</text:p>
          </table:table-cell>
          <table:table-cell office:value-type="float" office:value="4.2753596211436299E-3" table:formula="of:=[.F25]/[.E25]" table:style-name="ce1">
            <text:p>0,0042753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25]*[.B25]" table:style-name="ce1">
            <text:p>0,043527207</text:p>
          </table:table-cell>
          <table:table-cell office:value-type="float" office:value="1.9084746516966289E-4" table:formula="of:=[.I25]*SQRT(([.F25]/[.E25]))^2+([.C25]/[.B25])^2" table:style-name="ce1">
            <text:p>0,000190847</text:p>
          </table:table-cell>
          <table:table-cell office:value-type="float" office:value="4.3845557634070711E-3" table:formula="of:=[.J25]/[.I25]" table:style-name="ce1">
            <text:p>0,00438455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2.842500000000001" table:style-name="ce3">
            <text:p>52,8425</text:p>
          </table:table-cell>
          <table:table-cell office:value-type="float" office:value="0.71436100000000002" table:style-name="ce1">
            <text:p>0,714361</text:p>
          </table:table-cell>
          <table:table-cell office:value-type="float" office:value="1.3518682878364953E-2" table:formula="of:=[.C26]/[.B26]" table:style-name="ce1">
            <text:p>0,013518683</text:p>
          </table:table-cell>
          <table:table-cell office:value-type="float" office:value="2.4139269585426995E-4" table:style-name="ce1">
            <text:p>0,000241393</text:p>
          </table:table-cell>
          <table:table-cell office:value-type="float" office:value="3.3819149736065901E-6" table:formula="of:=[.E26]*SQRT(([.$M$4]/[.$L$4])^2+([.C26]/[.B26])^2)" table:style-name="ce1">
            <text:p>3,38191E-06</text:p>
          </table:table-cell>
          <table:table-cell office:value-type="float" office:value="1.4010013690092223E-2" table:formula="of:=[.F26]/[.E26]" table:style-name="ce1">
            <text:p>0,014010014</text:p>
          </table:table-cell>
          <table:table-cell office:value-type="string" table:style-name="ce1">
            <text:p>FWHM(nm)</text:p>
          </table:table-cell>
          <table:table-cell office:value-type="float" office:value="1.2755793530679261E-2" table:formula="of:=[.E26]*[.B26]" table:style-name="ce1">
            <text:p>0,012755794</text:p>
          </table:table-cell>
          <table:table-cell office:value-type="float" office:value="3.6146362875860401E-4" table:formula="of:=[.I26]*SQRT(([.F26]/[.E26]))^2+([.C26]/[.B26])^2" table:style-name="ce1">
            <text:p>0,000361464</text:p>
          </table:table-cell>
          <table:table-cell office:value-type="float" office:value="2.8337212254905136E-2" table:formula="of:=[.J26]/[.I26]" table:style-name="ce1">
            <text:p>0,028337212</text:p>
          </table:table-cell>
          <table:table-cell table:style-name="ce1"/>
          <table:table-cell office:value-type="float" office:value="45885.032443672055" table:formula="of:=[.$G$3]/[.I26]" table:style-name="ce1">
            <text:p>45885,03244</text:p>
          </table:table-cell>
          <table:table-cell office:value-type="float" office:value="1300.2539036795436" table:formula="of:=[.M26]*[.K26]" table:style-name="ce1">
            <text:p>1300,253904</text:p>
          </table:table-cell>
          <table:table-cell office:value-type="float" office:value="2.8337212254905136E-2" table:formula="of:=[.N26]/[.M26]" table:style-name="ce1">
            <text:p>0,028337212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s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65.34899999999999" table:style-name="ce1">
            <text:p>165,349</text:p>
          </table:table-cell>
          <table:table-cell office:value-type="float" office:value="0.51993299999999998" table:style-name="ce1">
            <text:p>0,519933</text:p>
          </table:table-cell>
          <table:table-cell office:value-type="float" office:value="3.1444580856249509E-3" table:formula="of:=[.C29]/[.B29]" table:style-name="ce1">
            <text:p>0,003144458</text:p>
          </table:table-cell>
          <table:table-cell office:value-type="float" office:value="2.6324445106020843E-4" table:formula="of:=[.$L$4]/[.B29]" table:style-name="ce1">
            <text:p>0,000263244</text:p>
          </table:table-cell>
          <table:table-cell office:value-type="float" office:value="1.2737689714758923E-6" table:formula="of:=[.E29]*SQRT(([.$M$4]/[.$L$4])^2+([.C29]/[.B29])^2)" table:style-name="ce1">
            <text:p>1,27377E-06</text:p>
          </table:table-cell>
          <table:table-cell office:value-type="float" office:value="4.838730565243937E-3" table:formula="of:=[.F29]/[.E29]" table:style-name="ce1">
            <text:p>0,004838731</text:p>
          </table:table-cell>
          <table:table-cell office:value-type="string" table:style-name="ce1">
            <text:p>deltax ru</text:p>
          </table:table-cell>
          <table:table-cell office:value-type="float" office:value="4.3527206738354404E-2" table:formula="of:=[.E29]*[.B29]" table:style-name="ce1">
            <text:p>0,043527207</text:p>
          </table:table-cell>
          <table:table-cell office:value-type="float" office:value="2.2050404231681946E-4" table:formula="of:=[.I29]*SQRT(([.F29]/[.E29]))^2+([.C29]/[.B29])^2" table:style-name="ce1">
            <text:p>0,000220504</text:p>
          </table:table-cell>
          <table:table-cell office:value-type="float" office:value="5.0658900223551507E-3" table:formula="of:=[.J29]/[.I29]" table:style-name="ce1">
            <text:p>0,0050658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41.552199999999999" table:style-name="ce3">
            <text:p>41,5522</text:p>
          </table:table-cell>
          <table:table-cell office:value-type="float" office:value="0.90744899999999995" table:style-name="ce1">
            <text:p>0,907449</text:p>
          </table:table-cell>
          <table:table-cell office:value-type="float" office:value="2.1838771472990598E-2" table:formula="of:=[.C30]/[.B30]" table:style-name="ce1">
            <text:p>0,021838771</text:p>
          </table:table-cell>
          <table:table-cell office:value-type="float" office:value="2.6324445106020843E-4" table:style-name="ce1">
            <text:p>0,000263244</text:p>
          </table:table-cell>
          <table:table-cell office:value-type="float" office:value="5.8298848369004065E-6" table:formula="of:=[.E30]*SQRT(([.$M$4]/[.$L$4])^2+([.C30]/[.B30])^2)" table:style-name="ce1">
            <text:p>5,82988E-06</text:p>
          </table:table-cell>
          <table:table-cell office:value-type="float" office:value="2.2146278158649634E-2" table:formula="of:=[.F30]/[.E30]" table:style-name="ce1">
            <text:p>0,022146278</text:p>
          </table:table-cell>
          <table:table-cell office:value-type="string" table:style-name="ce1">
            <text:p>FWHM(nm)</text:p>
          </table:table-cell>
          <table:table-cell office:value-type="float" office:value="1.0938386079343993E-2" table:formula="of:=[.E30]*[.B30]" table:style-name="ce1">
            <text:p>0,010938386</text:p>
          </table:table-cell>
          <table:table-cell office:value-type="float" office:value="7.1917648016936106E-4" table:formula="of:=[.I30]*SQRT(([.F30]/[.E30]))^2+([.C30]/[.B30])^2" table:style-name="ce1">
            <text:p>0,000719176</text:p>
          </table:table-cell>
          <table:table-cell office:value-type="float" office:value="6.5747951750162778E-2" table:formula="of:=[.J30]/[.I30]" table:style-name="ce1">
            <text:p>0,065747952</text:p>
          </table:table-cell>
          <table:table-cell table:style-name="ce1"/>
          <table:table-cell office:value-type="float" office:value="53508.807949764938" table:formula="of:=[.$G$3]/[.I30]" table:style-name="ce1">
            <text:p>53508,80795</text:p>
          </table:table-cell>
          <table:table-cell office:value-type="float" office:value="3518.0945232898716" table:formula="of:=[.M30]*[.K30]" table:style-name="ce1">
            <text:p>3518,094523</text:p>
          </table:table-cell>
          <table:table-cell office:value-type="float" office:value="6.5747951750162778E-2" table:formula="of:=[.N30]/[.M30]" table:style-name="ce1">
            <text:p>0,065747952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 table:style-name="ce1"/>
          <table:table-cell office:value-type="string" table:style-name="ce1">
            <text:p>sum(xi/si)</text:p>
          </table:table-cell>
          <table:table-cell office:value-type="float" office:value="0.12090694863134771" table:formula="of:=[.M10]/[.N10]^2+[.M14]/[.N14]^2+[.M18]/[.N18]^2+[.M22]/[.N22]^2+[.M26]/[.N26]^2+[.M30]/[.N30]^2" table:style-name="ce1">
            <text:p>0,120906949</text:p>
          </table:table-cell>
          <table:table-cell table:style-name="ce1"/>
          <table:table-cell office:value-type="string" table:style-name="ce1">
            <text:p>sum(1/si)</text:p>
          </table:table-cell>
          <table:table-cell office:value-type="float" office:value="2.4667229395742692E-6" table:formula="of:=1/[.N10]^2+1/[.N14]^2+1/[.N18]^2+1/[.N22]^2+1/[.N26]^2+1/[.N30]^2" table:style-name="ce1">
            <text:p>2,46672E-06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table:style-name="ce1">
            <text:p>media pesata risoluzioni</text:p>
          </table:table-cell>
          <table:table-cell table:number-columns-repeated="2" table:style-name="ce1"/>
          <table:table-cell office:value-type="float" office:value="49015.212325473003" table:formula="of:=[.N32]/[.Q32]" table:style-name="ce1">
            <text:p>49015,21233</text:p>
          </table:table-cell>
          <table:table-cell office:value-type="float" office:value="636.70727729834289" table:formula="of:=SQRT(1/[.Q32])" table:style-name="ce1">
            <text:p>636,7072773</text:p>
          </table:table-cell>
          <table:table-cell office:value-type="float" office:value="1.2989993250879968E-2" table:formula="of:=[.P34]/[.O34]" table:style-name="ce1">
            <text:p>0,012989993</text:p>
          </table:table-cell>
          <table:table-cell table:number-columns-repeated="16367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office:value-type="string" table:style-name="ce1">
            <text:p>STIMA DI i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Deltax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eltai</text:p>
          </table:table-cell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sin(2i)</text:p>
          </table:table-cell>
          <table:table-cell table:style-name="ce1"/>
          <table:table-cell office:value-type="string" table:style-name="ce1">
            <text:p>err rel(%)</text:p>
          </table:table-cell>
          <table:table-cell office:value-type="string" table:style-name="ce1">
            <text:p>i (rad)</text:p>
          </table:table-cell>
          <table:table-cell table:style-name="ce1"/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i (gradi)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float" office:value="2.50355875E-3" table:formula="of:=[.B9]*[.$O$4]" table:style-name="ce1">
            <text:p>0,002503559</text:p>
          </table:table-cell>
          <table:table-cell office:value-type="float" office:value="5.273963749999999E-6" table:formula="of:=[.C9]*[.$O$4]" table:style-name="ce1">
            <text:p>5,27396E-06</text:p>
          </table:table-cell>
          <table:table-cell office:value-type="float" office:value="1.0014235E-2" table:formula="of:=[.C55]/[.$Q$4]" table:style-name="ce1">
            <text:p>0,010014235</text:p>
          </table:table-cell>
          <table:table-cell office:value-type="float" office:value="2.1095854999999996E-5" table:formula="of:=[.D55]/[.$Q$4]" table:style-name="ce1">
            <text:p>2,10959E-05</text:p>
          </table:table-cell>
          <table:table-cell table:style-name="ce1"/>
          <table:table-cell office:value-type="float" office:value="-1.9101525400735519E-2" table:formula="of:=-[.$G$3]*10^-9*SQRT([.$G$5]^2-1)/[.$S$4]/[.E55]" table:style-name="ce1">
            <text:p>-0,019101525</text:p>
          </table:table-cell>
          <table:table-cell office:value-type="float" office:value="4.9257509525918154E-5" table:formula="of:=ABS([.H55])*SQRT(([.F55]/[.E55])^2+([.$G$5]*[.$H$5]/([.$G$5]^2-1))^2)" table:style-name="ce1">
            <text:p>4,92575E-05</text:p>
          </table:table-cell>
          <table:table-cell office:value-type="float" office:value="0.25787212535403825" table:formula="of:=ABS([.I55])/ABS([.H55])*100" table:style-name="ce1">
            <text:p>0,257872125</text:p>
          </table:table-cell>
          <table:table-cell office:value-type="float" office:value="1.5612449832040989" table:formula="of:=PI()/2+ASIN([.H55])/2" table:style-name="ce1">
            <text:p>1,561244983</text:p>
          </table:table-cell>
          <table:table-cell office:value-type="float" office:value="2.4633249118486039E-5" table:formula="of:=1/SQRT(1-[.H55]^2)*[.I55]*0.5" table:style-name="ce1">
            <text:p>2,46332E-05</text:p>
          </table:table-cell>
          <table:table-cell office:value-type="float" office:value="1.5777952456847559E-3" table:formula="of:=[.L55]/[.K55]*100" table:style-name="ce1">
            <text:p>0,001577795</text:p>
          </table:table-cell>
          <table:table-cell table:style-name="ce1"/>
          <table:table-cell office:value-type="float" office:value="89.45274832356796" table:formula="of:=DEGREES([.K55])" table:style-name="ce1">
            <text:p>89,45274832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8755549999999999E-3" table:formula="of:=[.B13]*[.$O$4]" table:style-name="ce1">
            <text:p>0,001875555</text:p>
          </table:table-cell>
          <table:table-cell office:value-type="float" office:value="3.8471812499999997E-6" table:formula="of:=[.C13]*[.$O$4]" table:style-name="ce1">
            <text:p>3,84718E-06</text:p>
          </table:table-cell>
          <table:table-cell office:value-type="float" office:value="7.5022199999999995E-3" table:formula="of:=[.C59]/[.$Q$4]" table:style-name="ce1">
            <text:p>0,00750222</text:p>
          </table:table-cell>
          <table:table-cell office:value-type="float" office:value="1.5388724999999999E-5" table:formula="of:=[.D59]/[.$Q$4]" table:style-name="ce1">
            <text:p>1,53887E-05</text:p>
          </table:table-cell>
          <table:table-cell table:style-name="ce1"/>
          <table:table-cell office:value-type="float" office:value="-2.5497407996757582E-2" table:formula="of:=-[.$G$3]*10^-9*SQRT([.$G$5]^2-1)/[.$S$4]/[.E59]" table:style-name="ce1">
            <text:p>-0,025497408</text:p>
          </table:table-cell>
          <table:table-cell office:value-type="float" office:value="6.4602656394592003E-5" table:formula="of:=ABS([.H59])*SQRT(([.F59]/[.E59])^2+([.$G$5]*[.$H$5]/([.$G$5]^2-1))^2)" table:style-name="ce1">
            <text:p>6,46027E-05</text:p>
          </table:table-cell>
          <table:table-cell office:value-type="float" office:value="0.25336950486420934" table:formula="of:=ABS([.I59])/ABS([.H59])*100" table:style-name="ce1">
            <text:p>0,253369505</text:p>
          </table:table-cell>
          <table:table-cell office:value-type="float" office:value="1.5580462410323099" table:formula="of:=PI()/2+ASIN([.H59])/2" table:style-name="ce1">
            <text:p>1,558046241</text:p>
          </table:table-cell>
          <table:table-cell office:value-type="float" office:value="6.4623666308231308E-5" table:formula="of:=1/SQRT(1-[.H59]^2)*[.I59]" table:style-name="ce1">
            <text:p>6,46237E-05</text:p>
          </table:table-cell>
          <table:table-cell office:value-type="float" office:value="4.1477373781546954E-3" table:formula="of:=[.L59]/[.K59]*100" table:style-name="ce1">
            <text:p>0,004147737</text:p>
          </table:table-cell>
          <table:table-cell table:style-name="ce1"/>
          <table:table-cell office:value-type="float" office:value="89.269473897373942" table:formula="of:=DEGREES([.K59])" table:style-name="ce1">
            <text:p>89,2694739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5822331249999999E-3" table:formula="of:=[.B17]*[.$O$4]" table:style-name="ce1">
            <text:p>0,001582233</text:p>
          </table:table-cell>
          <table:table-cell office:value-type="float" office:value="3.0921893749999995E-6" table:formula="of:=[.C17]*[.$O$4]" table:style-name="ce1">
            <text:p>3,09219E-06</text:p>
          </table:table-cell>
          <table:table-cell office:value-type="float" office:value="6.3289324999999995E-3" table:formula="of:=[.C63]/[.$Q$4]" table:style-name="ce1">
            <text:p>0,006328933</text:p>
          </table:table-cell>
          <table:table-cell office:value-type="float" office:value="1.2368757499999998E-5" table:formula="of:=[.D63]/[.$Q$4]" table:style-name="ce1">
            <text:p>1,23688E-05</text:p>
          </table:table-cell>
          <table:table-cell table:style-name="ce1"/>
          <table:table-cell office:value-type="float" office:value="-3.0224238324778257E-2" table:formula="of:=-[.$G$3]*10^-9*SQRT([.$G$5]^2-1)/[.$S$4]/[.E63]" table:style-name="ce1">
            <text:p>-0,030224238</text:p>
          </table:table-cell>
          <table:table-cell office:value-type="float" office:value="7.4227806400979404E-5" table:formula="of:=ABS([.H63])*SQRT(([.F63]/[.E63])^2+([.$G$5]*[.$H$5]/([.$G$5]^2-1))^2)" table:style-name="ce1">
            <text:p>7,42278E-05</text:p>
          </table:table-cell>
          <table:table-cell office:value-type="float" office:value="0.24559032920318924" table:formula="of:=ABS([.I63])/ABS([.H63])*100" table:style-name="ce1">
            <text:p>0,245590329</text:p>
          </table:table-cell>
          <table:table-cell office:value-type="float" office:value="1.5556819058544897" table:formula="of:=PI()/2+ASIN([.H63])/2" table:style-name="ce1">
            <text:p>1,555681906</text:p>
          </table:table-cell>
          <table:table-cell office:value-type="float" office:value="7.4261733367720554E-5" table:formula="of:=1/SQRT(1-[.H63]^2)*[.I63]" table:style-name="ce1">
            <text:p>7,42617E-05</text:p>
          </table:table-cell>
          <table:table-cell office:value-type="float" office:value="4.7735808386182134E-3" table:formula="of:=[.L63]/[.K63]*100" table:style-name="ce1">
            <text:p>0,004773581</text:p>
          </table:table-cell>
          <table:table-cell table:style-name="ce1"/>
          <table:table-cell office:value-type="float" office:value="89.134007470330531" table:formula="of:=DEGREES([.K63])" table:style-name="ce1">
            <text:p>89,13400747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389980625E-3" table:formula="of:=[.B21]*[.$O$4]" table:style-name="ce1">
            <text:p>0,001389981</text:p>
          </table:table-cell>
          <table:table-cell office:value-type="float" office:value="2.6975162499999999E-6" table:formula="of:=[.C21]*[.$O$4]" table:style-name="ce1">
            <text:p>2,69752E-06</text:p>
          </table:table-cell>
          <table:table-cell office:value-type="float" office:value="5.5599224999999999E-3" table:formula="of:=[.C67]/[.$Q$4]" table:style-name="ce1">
            <text:p>0,005559923</text:p>
          </table:table-cell>
          <table:table-cell office:value-type="float" office:value="1.0790064999999999E-5" table:formula="of:=[.D67]/[.$Q$4]" table:style-name="ce1">
            <text:p>1,07901E-05</text:p>
          </table:table-cell>
          <table:table-cell table:style-name="ce1"/>
          <table:table-cell office:value-type="float" office:value="-3.440464578803655E-2" table:formula="of:=-[.$G$3]*10^-9*SQRT([.$G$5]^2-1)/[.$S$4]/[.E67]" table:style-name="ce1">
            <text:p>-0,034404646</text:p>
          </table:table-cell>
          <table:table-cell office:value-type="float" office:value="8.4121705236114681E-5" table:formula="of:=ABS([.H67])*SQRT(([.F67]/[.E67])^2+([.$G$5]*[.$H$5]/([.$G$5]^2-1))^2)" table:style-name="ce1">
            <text:p>8,41217E-05</text:p>
          </table:table-cell>
          <table:table-cell office:value-type="float" office:value="0.24450681967307489" table:formula="of:=ABS([.I67])/ABS([.H67])*100" table:style-name="ce1">
            <text:p>0,24450682</text:p>
          </table:table-cell>
          <table:table-cell office:value-type="float" office:value="1.5535906084186815" table:formula="of:=PI()/2+ASIN([.H67])/2" table:style-name="ce1">
            <text:p>1,553590608</text:p>
          </table:table-cell>
          <table:table-cell office:value-type="float" office:value="8.4171536053655801E-5" table:formula="of:=1/SQRT(1-[.H67]^2)*[.I67]" table:style-name="ce1">
            <text:p>8,41715E-05</text:p>
          </table:table-cell>
          <table:table-cell office:value-type="float" office:value="5.4178710657455378E-3" table:formula="of:=[.L67]/[.K67]*100" table:style-name="ce1">
            <text:p>0,005417871</text:p>
          </table:table-cell>
          <table:table-cell table:style-name="ce1"/>
          <table:table-cell office:value-type="float" office:value="89.014184953552189" table:formula="of:=DEGREES([.K67])" table:style-name="ce1">
            <text:p>89,01418495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2396793749999998E-3" table:formula="of:=[.B25]*[.$O$4]" table:style-name="ce1">
            <text:p>0,001239679</text:p>
          </table:table-cell>
          <table:table-cell office:value-type="float" office:value="2.7026724999999997E-6" table:formula="of:=[.C25]*[.$O$4]" table:style-name="ce1">
            <text:p>2,70267E-06</text:p>
          </table:table-cell>
          <table:table-cell office:value-type="float" office:value="4.9587174999999994E-3" table:formula="of:=[.C71]/[.$Q$4]" table:style-name="ce1">
            <text:p>0,004958718</text:p>
          </table:table-cell>
          <table:table-cell office:value-type="float" office:value="1.0810689999999999E-5" table:formula="of:=[.D71]/[.$Q$4]" table:style-name="ce1">
            <text:p>1,08107E-05</text:p>
          </table:table-cell>
          <table:table-cell table:style-name="ce1"/>
          <table:table-cell office:value-type="float" office:value="-3.8575935052044139E-2" table:formula="of:=-[.$G$3]*10^-9*SQRT([.$G$5]^2-1)/[.$S$4]/[.E71]" table:style-name="ce1">
            <text:p>-0,038575935</text:p>
          </table:table-cell>
          <table:table-cell office:value-type="float" office:value="1.0180757525014585E-4" table:formula="of:=ABS([.H71])*SQRT(([.F71]/[.E71])^2+([.$G$5]*[.$H$5]/([.$G$5]^2-1))^2)" table:style-name="ce1">
            <text:p>0,000101808</text:p>
          </table:table-cell>
          <table:table-cell office:value-type="float" office:value="0.26391473106949631" table:formula="of:=ABS([.I71])/ABS([.H71])*100" table:style-name="ce1">
            <text:p>0,263914731</text:p>
          </table:table-cell>
          <table:table-cell office:value-type="float" office:value="1.5515035723163149" table:formula="of:=PI()/2+ASIN([.H71])/2" table:style-name="ce1">
            <text:p>1,551503572</text:p>
          </table:table-cell>
          <table:table-cell office:value-type="float" office:value="1.018834099651572E-4" table:formula="of:=1/SQRT(1-[.H71]^2)*[.I71]" table:style-name="ce1">
            <text:p>0,000101883</text:p>
          </table:table-cell>
          <table:table-cell office:value-type="float" office:value="6.5667531666105368E-3" table:formula="of:=[.L71]/[.K71]*100" table:style-name="ce1">
            <text:p>0,006566753</text:p>
          </table:table-cell>
          <table:table-cell table:style-name="ce1"/>
          <table:table-cell office:value-type="float" office:value="88.894606593195149" table:formula="of:=DEGREES([.K71])" table:style-name="ce1">
            <text:p>88,89460659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1367743749999999E-3" table:formula="of:=[.B29]*[.$O$4]" table:style-name="ce1">
            <text:p>0,001136774</text:p>
          </table:table-cell>
          <table:table-cell office:value-type="float" office:value="3.5745393749999996E-6" table:formula="of:=[.C29]*[.$O$4]" table:style-name="ce1">
            <text:p>3,57454E-06</text:p>
          </table:table-cell>
          <table:table-cell office:value-type="float" office:value="4.5470974999999997E-3" table:formula="of:=[.C75]/[.$Q$4]" table:style-name="ce1">
            <text:p>0,004547098</text:p>
          </table:table-cell>
          <table:table-cell office:value-type="float" office:value="1.4298157499999998E-5" table:formula="of:=[.D75]/[.$Q$4]" table:style-name="ce1">
            <text:p>1,42982E-05</text:p>
          </table:table-cell>
          <table:table-cell table:style-name="ce1"/>
          <table:table-cell office:value-type="float" office:value="-4.2067970660720308E-2" table:formula="of:=-[.$G$3]*10^-9*SQRT([.$G$5]^2-1)/[.$S$4]/[.E75]" table:style-name="ce1">
            <text:p>-0,042067971</text:p>
          </table:table-cell>
          <table:table-cell office:value-type="float" office:value="1.4633192343847825E-4" table:formula="of:=ABS([.H75])*SQRT(([.F75]/[.E75])^2+([.$G$5]*[.$H$5]/([.$G$5]^2-1))^2)" table:style-name="ce1">
            <text:p>0,000146332</text:p>
          </table:table-cell>
          <table:table-cell office:value-type="float" office:value="0.34784640461659172" table:formula="of:=ABS([.I75])/ABS([.H75])*100" table:style-name="ce1">
            <text:p>0,347846405</text:p>
          </table:table-cell>
          <table:table-cell office:value-type="float" office:value="1.5497561324950211" table:formula="of:=PI()/2+ASIN([.H75])/2" table:style-name="ce1">
            <text:p>1,549756132</text:p>
          </table:table-cell>
          <table:table-cell office:value-type="float" office:value="1.4646157839118975E-4" table:formula="of:=1/SQRT(1-[.H75]^2)*[.I75]" table:style-name="ce1">
            <text:p>0,000146462</text:p>
          </table:table-cell>
          <table:table-cell office:value-type="float" office:value="9.4506209925683451E-3" table:formula="of:=[.L75]/[.K75]*100" table:style-name="ce1">
            <text:p>0,009450621</text:p>
          </table:table-cell>
          <table:table-cell table:style-name="ce1"/>
          <table:table-cell office:value-type="float" office:value="88.794485666481918" table:formula="of:=DEGREES([.K75])" table:style-name="ce4">
            <text:p>88,79448567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fit quadratico</text:p>
          </table:table-cell>
          <table:table-cell table:number-columns-repeated="2" table:style-name="ce1"/>
          <table:table-cell office:value-type="string" table:style-name="ce1">
            <text:p>err re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916.14699999999993" table:formula="of:=9.16147*10^2" table:style-name="ce5">
            <text:p>9,16E+02</text:p>
          </table:table-cell>
          <table:table-cell office:value-type="float" office:value="6.3742200000000002" table:style-name="ce5">
            <text:p>6,37E+00</text:p>
          </table:table-cell>
          <table:table-cell office:value-type="float" office:value="6.9576388941949277E-3" table:formula="of:=[.C80]/[.B80]" table:style-name="ce5">
            <text:p>6,96E-0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-0.18839800000000001" table:style-name="ce5">
            <text:p>-1,88E-01</text:p>
          </table:table-cell>
          <table:table-cell office:value-type="float" office:value="2.2371399999999999E-3" table:style-name="ce5">
            <text:p>2,24E-03</text:p>
          </table:table-cell>
          <table:table-cell office:value-type="float" office:value="-1.1874542192592277E-2" table:formula="of:=[.C81]/[.B81]" table:style-name="ce5">
            <text:p>-1,19E-0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.1782399999999999E-5" table:style-name="ce5">
            <text:p>1,18E-05</text:p>
          </table:table-cell>
          <table:table-cell office:value-type="float" office:value="1.9281299999999999E-7" table:style-name="ce5">
            <text:p>1,93E-07</text:p>
          </table:table-cell>
          <table:table-cell office:value-type="float" office:value="1.6364492802824551E-2" table:formula="of:=[.C82]/[.B82]" table:style-name="ce5">
            <text:p>1,64E-0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rdinata di minimo (pixel)</text:p>
          </table:table-cell>
          <table:table-cell table:number-columns-repeated="3" table:style-name="ce1"/>
          <table:table-cell office:value-type="string" table:style-name="ce1">
            <text:p>(m)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eltai</text:p>
          </table:table-cell>
          <table:table-cell table:style-name="ce1"/>
          <table:table-cell office:value-type="string" table:style-name="ce1">
            <text:p>sin(2i)</text:p>
          </table:table-cell>
          <table:table-cell table:style-name="ce1"/>
          <table:table-cell office:value-type="string" table:style-name="ce1">
            <text:p>i(rad)</text:p>
          </table:table-cell>
          <table:table-cell table:style-name="ce1"/>
          <table:table-cell office:value-type="string" table:style-name="ce1">
            <text:p>err rel(%)</text:p>
          </table:table-cell>
          <table:table-cell table:style-name="ce1"/>
          <table:table-cell office:value-type="string" table:style-name="ce1">
            <text:p>i(gradi)</text:p>
          </table:table-cell>
          <table:table-cell table:number-columns-repeated="16369"/>
        </table:table-row>
        <table:table-row table:style-name="ro1">
          <table:table-cell office:value-type="float" office:value="163.03629241920135" table:formula="of:=[.B80]-[.B81]^2/4/[.B82]" table:style-name="ce6">
            <text:p>163,03629</text:p>
          </table:table-cell>
          <table:table-cell office:value-type="float" office:value="22.636614731428967" table:formula="of:=SQRT([.C80]^2+(2*[.B81]/4/[.B82])^2*[.C81]^2+([.B81]^2/4/[.B82]^2)^2*[.C82]^2)" table:style-name="ce6">
            <text:p>22,63661</text:p>
          </table:table-cell>
          <table:table-cell office:value-type="float" office:value="0.13884402298124743" table:formula="of:=[.B85]/[.A85]" table:style-name="ce6">
            <text:p>0,13884</text:p>
          </table:table-cell>
          <table:table-cell table:style-name="ce6"/>
          <table:table-cell office:value-type="float" office:value="1.1208745103820092E-3" table:formula="of:=[.A85]*[.O4]" table:style-name="ce6">
            <text:p>0,00112</text:p>
          </table:table-cell>
          <table:table-cell office:value-type="float" office:value="1.5562672627857414E-4" table:formula="of:=[.B85]*[.O4]" table:style-name="ce6">
            <text:p>0,00016</text:p>
          </table:table-cell>
          <table:table-cell office:value-type="float" office:value="4.4834980415280369E-3" table:formula="of:=[.E85]/[.Q4]" table:style-name="ce6">
            <text:p>0,00448</text:p>
          </table:table-cell>
          <table:table-cell office:value-type="float" office:value="6.2250690511429655E-4" table:formula="of:=[.F85]/[.Q4]" table:style-name="ce6">
            <text:p>0,00062</text:p>
          </table:table-cell>
          <table:table-cell office:value-type="float" office:value="-4.2664714571000774E-2" table:formula="of:=-[.$G$3]*10^-9*SQRT([.$G$5]^2-1)/[.$S$4]/[.G85]" table:style-name="ce6">
            <text:p>-0,04266</text:p>
          </table:table-cell>
          <table:table-cell office:value-type="float" office:value="5.9240804727436914E-3" table:formula="of:=ABS([.I85])*SQRT(([.H85]/[.G85])^2+([.$G$5]*[.$H$5]/([.$G$5]^2-1))^2)" table:style-name="ce6">
            <text:p>0,00592</text:p>
          </table:table-cell>
          <table:table-cell office:value-type="float" office:value="1.5678342692329177" table:formula="of:=PI()/2-0.5*ASIN([.J85])+[.L86]" table:style-name="ce7">
            <text:p>1,56783426923292</text:p>
          </table:table-cell>
          <table:table-cell office:value-type="float" office:value="2.9647397905307273E-3" table:formula="of:=1/2/SQRT(1-[.I85]^2)*[.J85]" table:style-name="ce7">
            <text:p>0,00296473979053</text:p>
          </table:table-cell>
          <table:table-cell office:value-type="float" office:value="0.18909777957470358" table:formula="of:=[.L85]/[.K85]*100" table:style-name="ce8">
            <text:p>0,18909778</text:p>
          </table:table-cell>
          <table:table-cell table:style-name="ce8"/>
          <table:table-cell office:value-type="float" office:value="89.830286603023794" table:formula="of:=DEGREES([.K85])" table:style-name="ce8">
            <text:p>89,8302866</text:p>
          </table:table-cell>
          <table:table-cell table:number-columns-repeated="16369"/>
        </table:table-row>
        <table:table-row table:number-rows-repeated="104849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4" number:min-integer-digits="1" number:grouping="true"/>
    </number:number-style>
    <number:number-style style:name="N38">
      <number:number number:decimal-places="5" number:min-integer-digits="1"/>
    </number:number-style>
    <number:number-style style:name="N39">
      <number:number number:decimal-places="1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lessandro Bianchetti</meta:initial-creator>
    <dc:creator>Alessandro Bianchetti</dc:creator>
    <meta:creation-date>2020-05-04T10:35:12Z</meta:creation-date>
    <dc:date>2020-05-13T20:06:21Z</dc:date>
  </office:meta>
</office:document-meta>
</file>